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Heading_20_1" text:outline-level="1">Murphy practice file</text:h>
      <text:h text:style-name="Heading_20_2" text:outline-level="2">This is a fun practice file we can fill in with text later.</text:h>
      <text:p text:style-name="First_20_paragraph">Lorem ipsum sat on a wall. Lorem ipsum had a great fall. All the queen's horses and all the queen's men Ate up More sip l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